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2f8e0"/>
    </style:style>
    <style:style style:name="P2" style:family="paragraph" style:parent-style-name="Standard">
      <style:paragraph-properties fo:text-align="center" style:justify-single-word="false"/>
      <style:text-properties officeooo:rsid="00060394" officeooo:paragraph-rsid="0002f8e0"/>
    </style:style>
    <style:style style:name="P3" style:family="paragraph" style:parent-style-name="Text_20_body">
      <style:text-properties officeooo:paragraph-rsid="0003128b"/>
    </style:style>
    <style:style style:name="T1" style:family="text">
      <style:text-properties officeooo:rsid="00060394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none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style:text-underline-style="none" officeooo:rsid="0003128b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officeooo:rsid="0002f8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ETTO DI SISTEMI OPERATIVI</text:p>
      <text:p text:style-name="P2">FASE <text:span text:style-name="T6">2</text:span></text:p>
      <text:p text:style-name="P2"/>
      <text:p text:style-name="P2">2013</text:p>
      <text:p text:style-name="P2"/>
      <text:p text:style-name="P2"/>
      <text:p text:style-name="P2">Progetto realizzato da:</text:p>
      <text:p text:style-name="P2">Aguiari Davide – 0000 411115</text:p>
      <text:p text:style-name="P1"><text:span text:style-name="T1">Jacopo Giacò – </text:span><text:span text:style-name="T5">0000 393176</text:span></text:p>
      <text:p text:style-name="P1"><text:span text:style-name="T1">Trotta Marco – </text:span><text:a xlink:type="simple" xlink:href="mailto:COMPONENTE%3ATrotta%3AMarco%3Axxxxxxx%3A0900045968%3Amarco.trotta2@studio.unibo.it"><text:span text:style-name="T2">0900 045968</text:span></text:a></text:p>
      <text:p text:style-name="P1"><text:span text:style-name="T2"/></text:p>
      <text:p text:style-name="P1"><text:span text:style-name="T2"/></text:p>
      <text:h text:style-name="Heading_20_1" text:outline-level="1"><text:span text:style-name="T3">Introduzione</text:span></text:h>
      <text:p text:style-name="P3"><text:span text:style-name="T4">La fase due implementa la fase uno con l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ta </meta:initial-creator>
    <meta:creation-date>2013-09-19T16:24:04</meta:creation-date>
    <dc:date>2013-09-19T16:31:42</dc:date>
    <dc:creator>mrta </dc:creator>
    <meta:editing-duration>PT6M57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9" meta:word-count="35" meta:character-count="196" meta:non-whitespace-character-count="169"/>
  </office:meta>
</office:document-meta>
</file>